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style:text-underline-style="solid" style:text-underline-width="auto" style:text-underline-color="font-color" fo:hyphenate="false" fo:hyphenation-remain-char-count="2" fo:hyphenation-push-char-count="2"/>
    </style:style>
    <style:style style:name="P2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style:text-underline-style="solid" style:text-underline-width="auto" style:text-underline-color="font-color" fo:hyphenate="false" fo:hyphenation-remain-char-count="2" fo:hyphenation-push-char-count="2"/>
    </style:style>
    <style:style style:name="P3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4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style:font-size-complex="12pt" fo:hyphenate="false" fo:hyphenation-remain-char-count="2" fo:hyphenation-push-char-count="2"/>
    </style:style>
    <style:style style:name="P5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language="sv" fo:country="SE" style:font-size-complex="12pt" fo:hyphenate="false" fo:hyphenation-remain-char-count="2" fo:hyphenation-push-char-count="2"/>
    </style:style>
    <style:style style:name="P6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7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fo:hyphenate="false" fo:hyphenation-remain-char-count="2" fo:hyphenation-push-char-count="2"/>
    </style:style>
    <style:style style:name="P8" style:family="paragraph" style:parent-style-name="citatförteckingsrubrik">
      <style:paragraph-properties fo:line-height="150%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language="sv" fo:country="SE" style:font-size-complex="12pt"/>
    </style:style>
    <style:style style:name="P9" style:family="paragraph" style:parent-style-name="Standard" style:master-page-name="Standard">
      <style:paragraph-properties fo:hyphenation-ladder-count="no-limit" style:page-number="auto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T1" style:family="text">
      <style:text-properties style:font-name="Courier New"/>
    </style:style>
    <style:style style:name="T2" style:family="text">
      <style:text-properties style:font-name="Courier New"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otokoll, hållet vid <text:s text:c="25"/></text:p>
      <text:p text:style-name="P6">sammanträde med styrelsen i <text:s text:c="34"/></text:p>
      <text:p text:style-name="P6">Amber Biosciences AB, Lund 2015-April 23</text:p>
      <text:p text:style-name="P1"/>
      <text:p text:style-name="P1"/>
      <text:p text:style-name="P7"><text:span text:style-name="T2">Närvarande</text:span><text:span text:style-name="T1">:</text:span></text:p>
      <text:p text:style-name="P3">Ann-Sofie Albrekt</text:p>
      <text:p text:style-name="P3">Elias Moberger</text:p>
      <text:p text:style-name="P3">Morten Krogh</text:p>
      <text:p text:style-name="P2"/>
      <text:p text:style-name="P7"><text:span text:style-name="T2">Vid protokollet</text:span><text:span text:style-name="T1">:</text:span></text:p>
      <text:p text:style-name="P3">Morten Krogh</text:p>
      <text:p text:style-name="P3"/>
      <text:p text:style-name="P3"><text:s text:c="31"/>§ 1 </text:p>
      <text:p text:style-name="P7"><text:span text:style-name="T2">Beslöts</text:span><text:span text:style-name="T1">: <text:s text:c="50"/></text:span></text:p>
      <text:p text:style-name="P3">att <text:s/>protokollet skulle justeras av Ann-Sofie Albrekt.</text:p>
      <text:p text:style-name="P3"/>
      <text:p text:style-name="P3"><text:s text:c="31"/>§ 2 </text:p>
      <text:p text:style-name="P7"><text:span text:style-name="T2">Beslöts</text:span><text:span text:style-name="T1">: <text:s text:c="41"/></text:span></text:p>
      <text:p text:style-name="P3">att <text:s/>utse Morten Krogh till ordförande vid sammanträdet. </text:p>
      <text:p text:style-name="P3"/>
      <text:p text:style-name="P3"><text:s text:c="31"/>§ 3 </text:p>
      <text:p text:style-name="P7"><text:span text:style-name="T2">Beslöts</text:span><text:span text:style-name="T1">: <text:s text:c="41"/></text:span></text:p>
      <text:p text:style-name="P3">att <text:s/>anta skriftlig arbetsordning för styrelsen enligt </text:p>
      <text:p text:style-name="P3"><text:s text:c="5"/>bilaga 1.</text:p>
      <text:p text:style-name="P3"><text:s text:c="31"/>§ 4 </text:p>
      <text:p text:style-name="P7"><text:span text:style-name="T2">Beslöts</text:span><text:span text:style-name="T1">: <text:s text:c="55"/></text:span></text:p>
      <text:p text:style-name="P3">att <text:s/>firman tecknas av styrelseledamöterna var för sig.</text:p>
      <text:p text:style-name="P8"/>
      <text:p text:style-name="P4">Vidare förekom ej. </text:p>
      <text:p text:style-name="P5"><text:s/></text:p>
      <text:p text:style-name="P4">Lund som ovan </text:p>
      <text:p text:style-name="P8"><text:s/></text:p>
      <text:p text:style-name="P4">Vid protokollet: </text:p>
      <text:p text:style-name="P4">Morten Krogh</text:p>
      <text:p text:style-name="P8"><text:s/></text:p>
      <text:p text:style-name="P4">Justerat:</text:p>
      <text:p text:style-name="P4">Ann-Sofie Albrek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non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Courier" fo:font-size="12pt" fo:language="sv" fo:country="SE" style:font-name-asian="Times New Roman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nehåll_20_1" style:display-name="innehåll 1" style:family="paragraph" style:parent-style-name="Standard">
      <style:paragraph-properties fo:margin-left="0.5in" fo:margin-right="0.5in" fo:margin-top="0.3335in" fo:margin-bottom="0in" fo:hyphenation-ladder-count="no-limit" fo:text-indent="-0.5in" style:auto-text-indent="false">
        <style:tab-stops>
          <style:tab-stop style:position="6.75in" style:leader-style="dotted" style:leader-text=".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2" style:display-name="innehåll 2" style:family="paragraph" style:parent-style-name="Standard">
      <style:paragraph-properties fo:margin-left="1in" fo:margin-right="0.5in" fo:hyphenation-ladder-count="no-limit" fo:text-indent="-0.5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3" style:display-name="innehåll 3" style:family="paragraph" style:parent-style-name="Standard">
      <style:paragraph-properties fo:margin-left="1.5in" fo:margin-right="0.5in" fo:hyphenation-ladder-count="no-limit" fo:text-indent="-0.5in" style:auto-text-indent="false">
        <style:tab-stops>
          <style:tab-stop style:position="7.75in" style:leader-style="dotted" style:leader-text="."/>
          <style:tab-stop style:position="8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4" style:display-name="innehåll 4" style:family="paragraph" style:parent-style-name="Standard">
      <style:paragraph-properties fo:margin-left="2in" fo:margin-right="0.5in" fo:hyphenation-ladder-count="no-limit" fo:text-indent="-0.5in" style:auto-text-indent="false">
        <style:tab-stops>
          <style:tab-stop style:position="8.25in" style:leader-style="dotted" style:leader-text="."/>
          <style:tab-stop style:position="8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5" style:display-name="innehåll 5" style:family="paragraph" style:parent-style-name="Standard">
      <style:paragraph-properties fo:margin-left="2.5in" fo:margin-right="0.5in" fo:hyphenation-ladder-count="no-limit" fo:text-indent="-0.5in" style:auto-text-indent="false">
        <style:tab-stops>
          <style:tab-stop style:position="8.75in" style:leader-style="dotted" style:leader-text="."/>
          <style:tab-stop style:position="9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6" style:display-name="innehåll 6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7" style:display-name="innehåll 7" style:family="paragraph" style:parent-style-name="Standard">
      <style:paragraph-properties fo:margin-left="0.5in" fo:margin-right="0in" fo:hyphenation-ladder-count="no-limit" fo:text-indent="-0.5in" style:auto-text-indent="false"/>
      <style:text-properties fo:language="en" fo:country="US" fo:hyphenate="false" fo:hyphenation-remain-char-count="2" fo:hyphenation-push-char-count="2"/>
    </style:style>
    <style:style style:name="innehåll_20_8" style:display-name="innehåll 8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9" style:display-name="innehåll 9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 style:leader-style="dotted" style:leader-text=".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1" style:display-name="Index 1" style:family="paragraph" style:parent-style-name="Standard" style:next-style-name="Standard" style:class="index">
      <style:paragraph-properties fo:margin-left="1in" fo:margin-right="0.5in" fo:hyphenation-ladder-count="no-limit" fo:text-indent="-1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2" style:display-name="Index 2" style:family="paragraph" style:parent-style-name="Standard" style:next-style-name="Standard" style:class="index">
      <style:paragraph-properties fo:margin-left="1in" fo:margin-right="0.5in" fo:hyphenation-ladder-count="no-limit" fo:text-indent="-0.5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itatförteckingsrubrik" style:family="paragraph" style:parent-style-name="Standard">
      <style:paragraph-properties fo:hyphenation-ladder-count="no-limit">
        <style:tab-stops>
          <style:tab-stop style:position="6.25in"/>
          <style:tab-stop style:position="6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beskrivning" style:family="paragraph" style:parent-style-name="Standard"/>
    <style:style style:name="Absatz-Standardschriftart" style:family="text"/>
    <style:style style:name="Standardstycketeckensnitt" style:family="text"/>
    <style:style style:name="_5f_Equation_20_Caption" style:display-name="_Equation Caption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8272in" fo:margin-bottom="0.1972in" fo:margin-left="1in" fo:margin-right="0.401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Ordinarie bolagsstämmoprotokoll, Falloppio AB</dc:title>
    <meta:initial-creator>Heléne Selsmark</meta:initial-creator>
    <meta:creation-date>2005-11-28T10:00:00</meta:creation-date>
    <dc:date>2015-10-01T12:00:47</dc:date>
    <meta:print-date>2005-11-28T11:02:00</meta:print-date>
    <meta:editing-cycles>10</meta:editing-cycles>
    <meta:editing-duration>PT20M7S</meta:editing-duration>
    <meta:generator>OpenOffice/4.1.1$Unix OpenOffice.org_project/411m6$Build-9775</meta:generator>
    <meta:document-statistic meta:table-count="0" meta:image-count="0" meta:object-count="0" meta:page-count="1" meta:paragraph-count="31" meta:word-count="81" meta:character-count="920"/>
    <dc:creator>Morten Krogh</dc:creator>
  </office:meta>
</office:document-meta>
</file>